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99">
      <style:table-cell-properties fo:background-color="transparen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TEX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UM</text:p>
          </table:table-cell>
          <table:table-cell office:value-type="float" office:value="3.14">
            <text:p>3.14</text:p>
          </table:table-cell>
          <table:table-cell/>
        </table:table-row>
        <table:table-row table:style-name="ro1">
          <table:table-cell office:value-type="string">
            <text:p>DATE</text:p>
          </table:table-cell>
          <table:table-cell table:style-name="ce1" office:value-type="date" office:date-value="2012-09-04">
            <text:p>09/04/12</text:p>
          </table:table-cell>
          <table:table-cell/>
        </table:table-row>
        <table:table-row table:style-name="ro1">
          <table:table-cell office:value-type="string">
            <text:p>FORMULA</text:p>
          </table:table-cell>
          <table:table-cell table:formula="of:=SUM(1+2)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OMMENT</text:p>
          </table:table-cell>
          <table:table-cell>
            <office:annotation draw:style-name="gr2" draw:text-style-name="P2" svg:width="1.1413in" svg:height="0.2346in" svg:x="2.0142in" svg:y="0.8291in" draw:caption-point-x="-0.2402in" draw:caption-point-y="0.5972in">
              <dc:date>2012-09-04T00:00:00</dc:date>
              <text:p text:style-name="P2"><text:span text:style-name="T1">comments</text:span></text:p>
            </office:annotation>
          </table:table-cell>
          <table:table-cell/>
        </table:table-row>
        <table:table-row table:style-name="ro1">
          <table:table-cell office:value-type="string">
            <text:p>FORMAT</text:p>
          </table:table-cell>
          <table:table-cell table:style-name="ce2" office:value-type="boolean" office:boolean-value="true">
            <text:p>TRUE</text:p>
          </table:table-cell>
          <table:table-cell table:style-name="ce3" office:value-type="float" office:value="123">
            <text:p>123</text:p>
          </table:table-cell>
        </table:table-row>
        <table:table-row table:style-name="ro1">
          <table:table-cell office:value-type="string">
            <text:p>OBJECT</text:p>
          </table:table-cell>
          <table:table-cell>
            <draw:rect table:end-cell-address="Sheet1.C15" table:end-x="0.7685in" table:end-y="0.0319in" draw:z-index="0" draw:style-name="gr1" draw:text-style-name="P1" svg:width="1.5146in" svg:height="0.7008in" svg:x="0.1429in" svg:y="0.0421in">
              <text:p/>
            </draw:rect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9/04/2012</text:date>, <text:time>16:1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10:24:11.76</meta:creation-date>
    <dc:date>2012-09-04T16:13:21.77</dc:date>
    <meta:editing-duration>PT7M56S</meta:editing-duration>
    <meta:editing-cycles>7</meta:editing-cycles>
    <meta:generator>OpenOffice.org/3.5$Win32 OpenOffice.org_project/350m1$Build-9610</meta:generator>
    <meta:document-statistic meta:table-count="3" meta:cell-count="14" meta:object-count="1"/>
  </office:meta>
</office:document-meta>
</file>